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font-name="Times New Roman1"/>
    </style:style>
    <style:style style:name="T3" style:family="text">
      <style:text-properties style:text-line-through-style="none" style:font-name="Times New Roman"/>
    </style:style>
    <style:style style:name="T4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5" style:family="text">
      <style:text-properties style:text-line-through-style="none" style:font-name="Times New Roman" style:text-underline-style="none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Trajan, Hadrian, Titus, Joshua Ben Hananajah</text:p>
      <text:p text:style-name="P5">Additional Places mentioned: Parth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 lecture/</text:p>
      <text:p text:style-name="P2">38/</text:p>
      <text:p text:style-name="P2"/>
      <text:p text:style-name="P3">[Page 1]</text:p>
      <text:p text:style-name="P6">Properly<text:span text:style-name="T1"> Strictly speaking, the political history of our people,/ came to an end </text:span>the fatal day of the tenth of August<text:span text:style-name="T1">/ in the year 70 of the </text:span>Christian<text:span text:style-name="T1"> vulgar era, the </text:span>day<text:span text:style-name="T1"> fatal </text:span>day<text:span text:style-name="T1"> epoch which saw the Temple/ delivered to the flames and Jerusalem razed to the ground./ <text:s/>Still, it would be doing ourselves injustice, to let stir-/-ring episodes subsequent to the conquest by Titus go/ unnoticed. <text:s/>For notwithstanding the ill-will of a/ prejudiced world, that calls our fathers </text:span>last<text:span text:style-name="T1"> efforts to/ regain independence sheer madness; an unwarranted/ undertaking incited by superstition, those unsuc-/-cessful endeavours be worthy of the respect of all the/ right-thinking. <text:s/>They are, at </text:span>all events<text:span text:style-name="T1"> any rate, a just/ cause of pride to Hebrews, whose hearts beat yet </text:span>still<text:span text:style-name="T1"> in/ </text:span>unison<text:span text:style-name="T1"> accord of sentiments with their people./</text:span></text:p>
      <text:p text:style-name="P6"><text:span text:style-name="T1">Thirty or forty years had rolled away, since the/ triumphal arch was raised at Rome to record/ the overthrow of Judea. <text:s/>During that interval,/ the minds wearied with the memory of long and/ bloody wars, sought relief by turning to the/ Torah, which neither sword nor fire could destroy./ <text:s/>They studied the oral traditions in colleges which/</text:span></text:p>
      <text:p text:style-name="P6"><text:span text:style-name="T1"/></text:p>
      <text:p text:style-name="P6"><text:span text:style-name="T1">[Page 2]</text:span></text:p>
      <text:p text:style-name="P6"><text:span text:style-name="T1">the wise-hearted Johanan Ben Zaccha</text:span><text:span text:style-name="T2">ï</text:span><text:span text:style-name="T3"> had/ established beyond Jerusalem. <text:s/>Humiliating as/ it must have been--specially to the young generation--to pay a capitation tax for the/ support of the Temple of </text:span><text:soft-page-break/><text:span text:style-name="T3">Jupiter, no concerted attempt/ </text:span><text:span text:style-name="T6">was</text:span><text:span text:style-name="T3"> seems to have been made to </text:span><text:span text:style-name="T6">rise against</text:span><text:span text:style-name="T3"> resist the oppressive law./ <text:s/>It was patiently borne, as other tyrannic rules were/ endured under Vespasian and Titus, Domitian and/ Nerva,--though the latter's mild reign of very short du-/-ration offered some respite. <text:s/>But after Trajan/ mounted the throne, unrelenting persecutions </text:span><text:span text:style-name="T6">incited</text:span><text:span text:style-name="T3"> aroused a/ spirit of revolt. <text:s/>Writers have described Trajan as/ a righteous emperor, but Rabbinical legends paint/ him in different colours. <text:s/>Naturally, Israel's sages/ could not appreciate his conduct towards his own/ race and those </text:span><text:span text:style-name="T6">belonging</text:span><text:span text:style-name="T3"> adhering to </text:span><text:span text:style-name="T6">the</text:span><text:span text:style-name="T3"> heathenism. </text:span><text:span text:style-name="T6">belief.</text:span><text:span text:style-name="T3"> <text:s/>To/ them the warlike emperor who aspired to be a second Alexander, may have shown every/ consideration, but he was cruel, to excess to persons/ who rejected paganism. <text:s/></text:span><text:span text:style-name="T6">Both</text:span><text:span text:style-name="T3"> Alike Christians and Jews,/ whom he confounded together, suffered martyrdom under his rule./ <text:s/>Mere coincidences added to the strong antipathy he felt/ against our people. <text:s/>It is reported by the Talmudists,/ that on one occasion, when all were feasting over/</text:span></text:p>
      <text:p text:style-name="P6"><text:span text:style-name="T3"/></text:p>
      <text:p text:style-name="P6"><text:span text:style-name="T3">[Page 3]</text:span></text:p>
      <text:p text:style-name="P6"><text:span text:style-name="T3">a joyful event in the emperor's family, the Jews/ were heard to recite lamentations. <text:s/>It was the anniver-/-sary of the breaking up of their nationality and the burn-/-ing of their Sanctuary. <text:s/>On another, when all </text:span><text:span text:style-name="T6">mourned</text:span><text:span text:style-name="T3"> bewailed/ a domestic loss sustained by Trajan, the Jews displayed/ lights in their houses and synagogues. <text:s/>It was the com-/-memorative epoch of Maccabean victories. <text:s/></text:span><text:span text:style-name="T6">The</text:span><text:span text:style-name="T3"> Both circum-/-stances </text:span><text:span text:style-name="T6">was</text:span><text:span text:style-name="T3"> were construed into wilful[sic!] contempt, and both intensified hatred./ <text:s/>Be that so or not, it is beyond doubt that our ancestors/ </text:span><text:span text:style-name="T6">cherished</text:span><text:span text:style-name="T3"> evinced no </text:span><text:span text:style-name="T6">kindly sentiments</text:span><text:span text:style-name="T3"> partiality for a ruler, whose ambi-/-tious schemes were directed to the conquest of far off regions, where the believers/ in the Unity had </text:span><text:span text:style-name="T6">so far</text:span><text:span text:style-name="T3"> always been free from the Roman/ yoke. <text:s/>In the kingdom of Parthia--east of Palestine,/ between the rivers Euphrates and Tigris, a vast </text:span><text:span text:style-name="T6">num-</text:span><text:span text:style-name="T3"> population/ </text:span><text:span text:style-name="T6">-ber</text:span><text:span text:style-name="T3"> of Hebrews had lived for ages. <text:s/>They were go-/-verned by their own laws, and had been allowed a/ considerable degree of liberty. <text:s/>But now Trajan/ cast a covetous look towards that country. <text:s/>An ex-/-ploit which generals of renowned genius had not ac-/-complished, he resolved to perform. <text:s/>He would boast/ of having seen the monarch of a once redoutable[sic!]/</text:span></text:p>
      <text:p text:style-name="P6"><text:span text:style-name="T3"/></text:p>
      <text:p text:style-name="P6"><text:span text:style-name="T3">[Page 4]</text:span></text:p>
      <text:p text:style-name="P6"><text:span text:style-name="T3">Oriental nation bend </text:span><text:span text:style-name="T6">his</text:span><text:span text:style-name="T3"> the knee and own alle-/-giance to powerful Rome. <text:s/>To that effect, he mus-/-tered a large army from a number of Roman pro-/-vinces in the East and marched </text:span><text:span text:style-name="T6">on to</text:span><text:span text:style-name="T3"> against the </text:span><text:span text:style-name="T6">conquest</text:span><text:span text:style-name="T3">/ </text:span><text:span text:style-name="T6">of</text:span><text:span text:style-name="T3"> Parthians. <text:s/>But no sooner </text:span><text:span text:style-name="T6">had</text:span><text:span text:style-name="T3"> had the legions which/ </text:span><text:span text:style-name="T6">had</text:span><text:span text:style-name="T3"> kept African cities in subjection </text:span><text:span text:style-name="T6">had</text:span><text:span text:style-name="T3"> been with-/-drawn, than the Jews rushed to arms and attacked/ the Greeks with whom Egypt was thickly populated./ <text:s/>History is silent upon the cause of the outbreak./ <text:s/>We miss Josephus, despite his shortcomings. <text:s/>For/ the information gathered concerning this period is meagre. <text:s/>It is/ mainly derived from three chapters by Dion Cassius,/--a contemporary writer. <text:s/>But we know that/ from the earliest stages of history, the hatred of the/ Greeks against the Jews has been deep rooted, and/ we have often read of their </text:span><text:span text:style-name="T6">revilings, and</text:span><text:span text:style-name="T3"> vile and shameless insults/ to the religion of Moses. <text:s/>Perhaps a wish/ for </text:span><text:span text:style-name="T6">retalal</text:span><text:span text:style-name="T3"> retaliation actuated our predecessors, relieved from the pressure </text:span><text:span text:style-name="T6">of</text:span><text:span text:style-name="T3"> brought to bear by Roman soldiery; perhaps/ a feeling of insecurity, and the necessity of taking/ the offensive before being set upon, still if the/ account of the atrocities committed is true, our/ ancestors deserve our unqualified denunciation./</text:span></text:p>
      <text:p text:style-name="P6"><text:span text:style-name="T3"/></text:p>
      <text:p text:style-name="P6"><text:span text:style-name="T3">[Page 5]</text:span></text:p>
      <text:p text:style-name="P6"><text:span text:style-name="T3">But may we not incline to believe that/ exaggerations were expressly indulged in by our/ inveterate enemies, who wrote in Greek and for/ Greek reading peoples? <text:s/>However, if our fathers/ did become guilty of the unheard of cruelties attributed/ to them, the requital of their crime came soon with/ tremendous force. <text:s/>Trajan sent his nephew/ Hadrian, as the arm of his vengeance, and not-/withstanding a stout resistance, Jews in Egypt,/ in Cyrene, in the island of Cyprus,--wherever the/ insurrection had spread--were slaughtered. <text:s/>Hundreds of thousands fell by the sword./ <text:s/>But Trajan was not destined to </text:span><text:soft-page-break/><text:span text:style-name="T3">exercise long/ his fierce severity. <text:s/>He died on the ship that/ would have conveyed him to Rome, to have his brow/ wreathed at the capital. <text:s/>Hadrian succeeded/ his uncle, but did not follow </text:span><text:span text:style-name="T6">in his wake</text:span><text:span text:style-name="T3"> the same military system as his predecessor. <text:s/>His-/-torians have pictured that emperor as a man of/ great literary taste, as a philosopher, averse to/ blood shed in the pursuit of conquest. <text:s/>It </text:span><text:span text:style-name="T6">cannot</text:span><text:span text:style-name="T3"> must/ be </text:span><text:span text:style-name="T6">denied</text:span><text:span text:style-name="T3"> admitted, that viewed from a certain standpoint, the/ portrait </text:span><text:span text:style-name="T6">has not been in</text:span><text:span text:style-name="T3"> cannot be </text:span><text:span text:style-name="T6">deigned</text:span><text:span text:style-name="T3"> considered overdrawn. <text:s/>Yet, Rabbinical/ writings </text:span><text:span text:style-name="T6">accompany his</text:span><text:span text:style-name="T3"> couple Hadrian's name, like that of Titus,/</text:span></text:p>
      <text:p text:style-name="P6"><text:span text:style-name="T3"/></text:p>
      <text:p text:style-name="P6"><text:span text:style-name="T3">[Page 6]</text:span></text:p>
      <text:p text:style-name="P6"><text:span text:style-name="T3">with the epithet of </text:span><text:span text:style-name="T4">Rashang</text:span><text:span text:style-name="T5"> (wicked). <text:s/>To/ </text:span><text:span text:style-name="T7">explain the cause</text:span><text:span text:style-name="T5"> find </text:span><text:span text:style-name="T7">reason</text:span><text:span text:style-name="T5"> the proper reason, it is necessary to </text:span><text:span text:style-name="T7">relate</text:span><text:span text:style-name="T5"> study the/ origin and issue of last struggle of our fathers for independence./ <text:s/>Strange as it may sound, it is </text:span><text:span text:style-name="T7">true</text:span><text:span text:style-name="T5"> nevertheless true that/ Hadrian himself had inspired the hope of our na-/-tional revival. <text:s/>He relinquished the idea of com-/-pelling the Parthians to submit to Rome, and thus he/ virtually was the means of restoring all the Jews beyond the Euphrates/ to freedom. <text:s/>He entered into familiar intercourse with/ the Sages of Israel, and displayed a spirit of liberality/ towards a people whom he knew to have </text:span><text:span text:style-name="T7">acted</text:span><text:span text:style-name="T5"> behaved/ bravely. <text:s/>But he went further, he promised to/ rebuild Jerusalem, and permit the reconstruction/ of the Temple. <text:s/>At that, the Jews felt that a/ new life had been breathed into them. <text:s/>They imagined/ that Zion would again raise up her turrets as if/ old, and he made vocal with the festive songs of/ her children. <text:s/>Accordingly pilgrims moved quickly on towards the/ holy city; facilities were given to the travellers[sic!], and/ the new coins struck, representing Hadrian, in the act/ of offering to the God of Israel, were expended freely/</text:span></text:p>
      <text:p text:style-name="P6"><text:span text:style-name="T5"/></text:p>
      <text:p text:style-name="P6"><text:span text:style-name="T5">[Page 7]</text:span></text:p>
      <text:p text:style-name="P6"><text:span text:style-name="T5">to purchase a new political existence./ <text:s/>But the </text:span><text:span text:style-name="T7">bright</text:span><text:span text:style-name="T5"> glowing anticipations were doomed to be/ distressingly frustrated. <text:s/>There are reports that tribes and sects/ inimical to our people, </text:span><text:span text:style-name="T7">to our people,</text:span><text:span text:style-name="T5"> poisoned the/ mind of Hadrian. <text:s/>That is not at all improbable,/ but whatever motive may have been at work, the/ imperial reaction was terrible. <text:s/>Hadrian mocked/ the Jews in their fond expectations. <text:s/>He had promised to/ rebuild Jerusalem, and he did raise a town upon its/ ruins, but only for the residence of a Roman colony./ <text:s/>Even the name </text:span><text:span text:style-name="T7">it bore</text:span><text:span text:style-name="T5"> round which glorious associations clustered was wiped away. <text:s/>He had/ promised to set up a new temple where the Sanctuary/ of the Lord had stood, and he did rear a structure,/ but it was dedicated to a heathen</text:span><text:span text:style-name="T7">ism</text:span><text:span text:style-name="T5"> god. <text:s/>This revulsion/ of feelings took such a hold on his mind, that he/ determined to blot out Judaism. <text:s/>He decreed that/ to introduce one's male children into the Abrahamic/ covenant, to teach them Holy Writ, to observe the/ Sabbath, was to incur the penalty of death./ <text:s/>In vain the prudent Rabbi Joshua Ben </text:span><text:span text:style-name="T7">Levy Hayonish</text:span><text:span text:style-name="T5">/ Hananajah, whom the emperor in his inquisitiveness/ had often questioned, journeyed </text:span><text:span text:style-name="T7">in his</text:span><text:span text:style-name="T5"> as far as Egypt/</text:span></text:p>
      <text:p text:style-name="P6"><text:span text:style-name="T5"/></text:p>
      <text:p text:style-name="P6"><text:span text:style-name="T5">[Page 8]</text:span></text:p>
      <text:p text:style-name="P6"><text:span text:style-name="T5">to entreat Hadrian to recall his mandate. <text:s/>He remain-/-ed </text:span><text:span text:style-name="T7">inexcrable</text:span><text:span text:style-name="T5"> inflexible. <text:s/>The Talmud teems with stories of/ parents who were hurried on to the stake, because/ they had transgressed the royal ordinance </text:span><text:span text:style-name="T7">and [?]</text:span><text:span text:style-name="T5"> to perform the covenant of god with Abram, others </text:span><text:span text:style-name="T7">teachers</text:span><text:span text:style-name="T5">/ who secreted themselves </text:span><text:span text:style-name="T7">on roofs, on or in cellars</text:span><text:span text:style-name="T5"> with/ the </text:span><text:span text:style-name="T7">holy books</text:span><text:span text:style-name="T5"> sacred scroll to read and impart its knowledge, but/ who, informed against by spies, were consigned to/ the rack, and </text:span><text:span text:style-name="T7">who has not</text:span><text:span text:style-name="T5"> all have heard </text:span><text:span text:style-name="T7">of the tortures</text:span><text:span text:style-name="T5">/ of Israel's sages, who died in the agonies </text:span><text:span text:style-name="T7">rather</text:span><text:span text:style-name="T5"> of tortures/ </text:span><text:span text:style-name="T7">than forswear their trust</text:span><text:span text:style-name="T5"> anticipating and even surpassing those </text:span><text:span text:style-name="T7">of</text:span><text:span text:style-name="T5"> inflicted/ by the Spanish inquisition. <text:s/>Our ancestors/ had now touched the lowest depth of misery./ <text:s/>The metropolis of their former kingdom was forbid/ to them. <text:s/>Aliae Capitolina was </text:span><text:span text:style-name="T7">its</text:span><text:span text:style-name="T5"> the name given to/ it, and none who </text:span><text:span text:style-name="T7">dared</text:span><text:span text:style-name="T5"> disobeyed the emperor </text:span><text:span text:style-name="T7">Alinus</text:span><text:span text:style-name="T5">/ Hadrianus Alius, after whom the city of David was <text:s/>called, dared/ enter it. <text:s/>On the site of </text:span><text:span text:style-name="T7">the</text:span><text:span text:style-name="T5"> Solomon's Temple, pagans/ worshipped[sic!] Jupiter in its new shrine. <text:s/>Chased away from their inheritance,/ persecuted and despised, our </text:span><text:span text:style-name="T7">ancestors</text:span><text:span text:style-name="T5"> forefathers thought that/ Pharaoh and Antiochus had arisen again to try their/ </text:span><text:soft-page-break/><text:span text:style-name="T5">faith </text:span><text:span text:style-name="T7">so severely</text:span><text:span text:style-name="T5"> most terrifically. <text:s/>But as in those dark/</text:span></text:p>
      <text:p text:style-name="P6"><text:span text:style-name="T5"/></text:p>
      <text:p text:style-name="P6"><text:span text:style-name="T5">[Page 9]</text:span></text:p>
      <text:p text:style-name="P6"><text:span text:style-name="T5">days of antiquity deliverance came when the gloom of suffering was the deepest, so it/ was </text:span><text:span text:style-name="T7">imagined [?]</text:span><text:span text:style-name="T5"> conceived that the dawn of a brighter era/ would at this period also soon break. <text:s/>A champion would </text:span><text:span text:style-name="T7">now</text:span><text:span text:style-name="T5"> step forth,/ buckle on the armour to fight </text:span><text:span text:style-name="T7">the battles of</text:span><text:span text:style-name="T5"> for/ the people of God and win the victory./ <text:s/>The man under whose lead </text:span><text:span text:style-name="T7">the final struggle</text:span><text:span text:style-name="T5"> sanguinary battles/ </text:span><text:span text:style-name="T7">to regain liberty</text:span><text:span text:style-name="T5"> were fought did arrive</text:span><text:span text:style-name="T7">d</text:span><text:span text:style-name="T5">. <text:s/>But I/ must defer to another lecture the stirring nar-/-rative of </text:span><text:span text:style-name="T7">that</text:span><text:span text:style-name="T5"> his deeds and the final struggle of our predecessors/ to regain liberty and independen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5:53:03.45</meta:creation-date>
    <dc:date>2013-01-02T13:29:05.60</dc:date>
    <meta:editing-duration>PT2H22M4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2" meta:word-count="1883" meta:character-count="11807"/>
  </office:meta>
</office:document-meta>
</file>